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svg:stroke-width="0.076cm" draw:marker-start-width="0.419cm" draw:marker-end-width="0.419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Default Directory Layout</text:p>
          </draw:text-box>
        </draw:frame>
        <draw:custom-shape draw:style-name="gr1" draw:text-style-name="P4" draw:layer="layout" svg:width="6.081cm" svg:height="1.488cm" svg:x="9.159cm" svg:y="5.497cm">
          <text:p text:style-name="P3"><text:span text:style-name="T1">$YANG_INSTAL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445cm" svg:height="1.488cm" svg:x="3.175cm" svg:y="9.525cm">
          <text:p text:style-name="P3"><text:span text:style-name="T1">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4.445cm" svg:height="1.488cm" svg:x="10.16cm" svg:y="9.525cm">
          <text:p text:style-name="P3"><text:span text:style-name="T1">module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4.445cm" svg:height="1.488cm" svg:x="17.145cm" svg:y="9.525cm">
          <text:p text:style-name="P3"><text:span text:style-name="T1">scripts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4.445cm" svg:height="1.488cm" svg:x="3.175cm" svg:y="14.387cm">
          <text:p text:style-name="P3"><text:span text:style-name="T1">ietf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445cm" svg:height="1.488cm" svg:x="10.16cm" svg:y="14.387cm">
          <text:p text:style-name="P3"><text:span text:style-name="T1">netconfcentral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4.445cm" svg:height="1.488cm" svg:x="17.145cm" svg:y="14.387cm">
          <text:p text:style-name="P3"><text:span text:style-name="T1">yang</text:span></text:p>
          <draw:enhanced-geometry svg:viewBox="0 0 21600 21600" draw:type="mso-spt202" draw:enhanced-path="M 0 0 L 21600 0 21600 21600 0 21600 0 0 Z N"/>
        </draw:custom-shape>
        <draw:line draw:style-name="gr8" draw:layer="layout" svg:x1="5.715cm" svg:y1="9.525cm" svg:x2="11.43cm" svg:y2="6.985cm">
          <text:p/>
        </draw:line>
        <draw:line draw:style-name="gr8" draw:layer="layout" svg:x1="5.436cm" svg:y1="14.335cm" svg:x2="12.003cm" svg:y2="11.04cm">
          <text:p/>
        </draw:line>
        <draw:line draw:style-name="gr8" draw:layer="layout" svg:x1="19.555cm" svg:y1="14.335cm" svg:x2="12.893cm" svg:y2="11.04cm">
          <text:p/>
        </draw:line>
        <draw:line draw:style-name="gr8" draw:layer="layout" svg:x1="19.531cm" svg:y1="9.477cm" svg:x2="12.893cm" svg:y2="7.023cm">
          <text:p/>
        </draw:line>
        <draw:line draw:style-name="gr8" draw:layer="layout" svg:x1="12.484cm" svg:y1="14.359cm" svg:x2="12.484cm" svg:y2="11.016cm">
          <text:p/>
        </draw:line>
        <draw:line draw:style-name="gr8" draw:layer="layout" svg:x1="12.388cm" svg:y1="9.477cm" svg:x2="12.364cm" svg:y2="6.927cm">
          <text:p/>
        </draw:line>
        <draw:frame draw:style-name="gr9" draw:text-style-name="P5" draw:layer="layout" svg:width="3.71cm" svg:height="0.995cm" svg:x="3.512cm" svg:y="11.039cm">
          <draw:text-box>
            <text:p text:style-name="P5"><text:span text:style-name="T2">startup-cfg.xml</text:span></text:p>
          </draw:text-box>
        </draw:fram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family="Arial" style:font-pitch="variable"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page-number>1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8.044cm" svg:height="0.849cm" svg:x="8.678cm" svg:y="17.356cm" presentation:class="footer">
        <draw:text-box>
          <text:p text:style-name="MP4"><text:span text:style-name="MT1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6" draw:layer="backgroundobjects" svg:x1="2.756cm" svg:y1="3.81cm" svg:x2="22.648cm" svg:y2="3.81cm">
        <text:p/>
      </draw:line>
      <draw:frame presentation:style-name="Default-outline1" draw:layer="backgroundobjects" svg:width="19.896cm" svg:height="13.123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7" draw:layer="backgroundobjects" svg:width="19.4cm" svg:height="25.78cm" svg:x="0cm" svg:y="0cm">
          <text:p/>
        </draw:rect>
        <draw:frame presentation:style-name="Mpr2" draw:text-style-name="MP9" draw:layer="backgroundobjects" svg:width="8.409cm" svg:height="1.293cm" svg:x="-0.001cm" svg:y="-0.004cm" presentation:class="header">
          <draw:text-box>
            <text:p text:style-name="MP8"><text:span text:style-name="MT2"><presentation:header/></text:span></text:p>
          </draw:text-box>
        </draw:frame>
        <draw:frame presentation:style-name="Mpr2" draw:text-style-name="MP11" draw:layer="backgroundobjects" svg:width="8.41cm" svg:height="1.293cm" svg:x="10.993cm" svg:y="-0.004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9" draw:layer="backgroundobjects" svg:width="8.409cm" svg:height="1.293cm" svg:x="-0.001cm" svg:y="24.491cm" presentation:class="footer">
          <draw:text-box>
            <text:p text:style-name="MP8"><text:span text:style-name="MT2"><presentation:footer/></text:span></text:p>
          </draw:text-box>
        </draw:frame>
        <draw:frame presentation:style-name="Mpr3" draw:text-style-name="MP11" draw:layer="backgroundobjects" svg:width="8.41cm" svg:height="1.293cm" svg:x="10.993cm" svg:y="24.491cm" presentation:class="page-number">
          <draw:text-box>
            <text:p text:style-name="MP10"><text:span text:style-name="MT2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57cm" svg:x="17.264cm" svg:y="24.667cm">
          <text:p text:style-name="MP12"><text:span text:style-name="MT3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6-22T11:14:57</dc:date>
    <meta:print-date>2000-12-09T21:37:10</meta:print-date>
    <meta:editing-cycles>603</meta:editing-cycles>
    <meta:editing-duration>PT201H18M33S</meta:editing-duration>
    <meta:generator>OpenOffice.org/3.0$Unix OpenOffice.org_project/300m15$Build-9379</meta:gener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